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swiss"/>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Table1" style:family="table">
      <style:table-properties style:width="9.425in" fo:break-before="page" table:align="margins"/>
    </style:style>
    <style:style style:name="Table1.A" style:family="table-column">
      <style:table-column-properties style:column-width="0.9333in" style:rel-column-width="6489*"/>
    </style:style>
    <style:style style:name="Table1.B" style:family="table-column">
      <style:table-column-properties style:column-width="0.3167in" style:rel-column-width="2201*"/>
    </style:style>
    <style:style style:name="Table1.C" style:family="table-column">
      <style:table-column-properties style:column-width="1.8083in" style:rel-column-width="12573*"/>
    </style:style>
    <style:style style:name="Table1.D" style:family="table-column">
      <style:table-column-properties style:column-width="1.125in" style:rel-column-width="7822*"/>
    </style:style>
    <style:style style:name="Table1.E" style:family="table-column">
      <style:table-column-properties style:column-width="1.875in" style:rel-column-width="13037*"/>
    </style:style>
    <style:style style:name="Table1.F" style:family="table-column">
      <style:table-column-properties style:column-width="1.8167in" style:rel-column-width="12631*"/>
    </style:style>
    <style:style style:name="Table1.G" style:family="table-column">
      <style:table-column-properties style:column-width="1.5507in" style:rel-column-width="10782*"/>
    </style:style>
    <style:style style:name="Table1.1" style:family="table-row">
      <style:table-row-properties style:min-row-height="0.25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9.425in" table:align="margins"/>
    </style:style>
    <style:style style:name="Table2.A" style:family="table-column">
      <style:table-column-properties style:column-width="1.4333in" style:rel-column-width="9966*"/>
    </style:style>
    <style:style style:name="Table2.B" style:family="table-column">
      <style:table-column-properties style:column-width="1.5in" style:rel-column-width="10429*"/>
    </style:style>
    <style:style style:name="Table2.C" style:family="table-column">
      <style:table-column-properties style:column-width="1.375in" style:rel-column-width="9560*"/>
    </style:style>
    <style:style style:name="Table2.D" style:family="table-column">
      <style:table-column-properties style:column-width="0.5in" style:rel-column-width="3476*"/>
    </style:style>
    <style:style style:name="Table2.E" style:family="table-column">
      <style:table-column-properties style:column-width="2.875in" style:rel-column-width="19990*"/>
    </style:style>
    <style:style style:name="Table2.F" style:family="table-column">
      <style:table-column-properties style:column-width="1.7424in" style:rel-column-width="12114*"/>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Calibri"/>
    </style:style>
    <style:style style:name="P2" style:family="paragraph" style:parent-style-name="Text_20_body">
      <style:text-properties style:font-name="Calibri" officeooo:rsid="002417ca" officeooo:paragraph-rsid="0027858a"/>
    </style:style>
    <style:style style:name="P3" style:family="paragraph" style:parent-style-name="Text_20_body">
      <style:text-properties fo:color="#cccccc" style:font-name="Calibri" officeooo:rsid="00219c43" officeooo:paragraph-rsid="00219c43"/>
    </style:style>
    <style:style style:name="P4" style:family="paragraph" style:parent-style-name="Text_20_body">
      <style:text-properties fo:color="#000000" style:font-name="Calibri" officeooo:rsid="002dd8d1" officeooo:paragraph-rsid="002dd8d1"/>
    </style:style>
    <style:style style:name="P5" style:family="paragraph" style:parent-style-name="Text_20_body">
      <style:text-properties fo:color="#000000" style:font-name="Calibri" fo:font-weight="normal" officeooo:rsid="003a7f9d" officeooo:paragraph-rsid="003a7f9d" style:font-weight-asian="normal" style:font-weight-complex="normal"/>
    </style:style>
    <style:style style:name="P6" style:family="paragraph" style:parent-style-name="Footnote">
      <style:text-properties officeooo:rsid="00229c33" officeooo:paragraph-rsid="00229c33"/>
    </style:style>
    <style:style style:name="P7" style:family="paragraph" style:parent-style-name="Footnote">
      <style:text-properties officeooo:rsid="00318a97" officeooo:paragraph-rsid="00318a97"/>
    </style:style>
    <style:style style:name="P8" style:family="paragraph" style:parent-style-name="Footnote">
      <style:text-properties officeooo:rsid="00450bda" officeooo:paragraph-rsid="00450bda"/>
    </style:style>
    <style:style style:name="P9" style:family="paragraph" style:parent-style-name="Table_20_Contents">
      <style:text-properties style:font-name="Calibri"/>
    </style:style>
    <style:style style:name="P10" style:family="paragraph" style:parent-style-name="Table_20_Contents">
      <style:text-properties style:font-name="Calibri" officeooo:rsid="003a7f9d" officeooo:paragraph-rsid="003a7f9d"/>
    </style:style>
    <style:style style:name="P11" style:family="paragraph" style:parent-style-name="Table_20_Contents">
      <style:text-properties style:font-name="Calibri" officeooo:rsid="003ae398" officeooo:paragraph-rsid="003ae398"/>
    </style:style>
    <style:style style:name="P12" style:family="paragraph" style:parent-style-name="Table_20_Contents">
      <style:text-properties style:font-name="Calibri" officeooo:rsid="0026f147" officeooo:paragraph-rsid="003f4a38"/>
    </style:style>
    <style:style style:name="P13" style:family="paragraph" style:parent-style-name="Table_20_Contents">
      <style:text-properties style:font-name="Calibri" officeooo:rsid="0026f147" officeooo:paragraph-rsid="0026f147"/>
    </style:style>
    <style:style style:name="P14" style:family="paragraph" style:parent-style-name="Table_20_Contents">
      <style:text-properties style:font-name="Calibri" officeooo:rsid="003f4a38" officeooo:paragraph-rsid="003f4a38"/>
    </style:style>
    <style:style style:name="P15" style:family="paragraph" style:parent-style-name="Table_20_Contents">
      <style:text-properties style:font-name="Calibri" fo:font-weight="bold" officeooo:rsid="003a7f9d" officeooo:paragraph-rsid="003a7f9d" style:font-weight-asian="bold" style:font-weight-complex="bold"/>
    </style:style>
    <style:style style:name="P16" style:family="paragraph" style:parent-style-name="Table_20_Contents">
      <style:text-properties style:font-name="Calibri" fo:font-weight="bold" officeooo:rsid="0026f147" officeooo:paragraph-rsid="0026f147" style:font-weight-asian="bold" style:font-weight-complex="bold"/>
    </style:style>
    <style:style style:name="P17" style:family="paragraph" style:parent-style-name="Table_20_Contents">
      <style:text-properties style:font-name="Calibri" fo:font-weight="bold" officeooo:rsid="00298286" officeooo:paragraph-rsid="00298286" style:font-weight-asian="bold" style:font-weight-complex="bold"/>
    </style:style>
    <style:style style:name="P18" style:family="paragraph" style:parent-style-name="Table_20_Contents">
      <style:text-properties style:font-name="Calibri" officeooo:rsid="0041e02f" officeooo:paragraph-rsid="0041e02f"/>
    </style:style>
    <style:style style:name="P19" style:family="paragraph" style:parent-style-name="Table_20_Contents">
      <style:text-properties style:font-name="Calibri" officeooo:rsid="0041e02f" officeooo:paragraph-rsid="003ae398"/>
    </style:style>
    <style:style style:name="P20" style:family="paragraph" style:parent-style-name="Table_20_Contents">
      <style:text-properties style:font-name="Calibri" officeooo:rsid="0043c213" officeooo:paragraph-rsid="0043c213"/>
    </style:style>
    <style:style style:name="P21" style:family="paragraph" style:parent-style-name="Table_20_Contents">
      <style:text-properties style:font-name="Calibri" officeooo:paragraph-rsid="004b5b18"/>
    </style:style>
    <style:style style:name="P22" style:family="paragraph" style:parent-style-name="Table_20_Contents">
      <style:text-properties style:font-name="Calibri" officeooo:rsid="004b5b18" officeooo:paragraph-rsid="004b5b18"/>
    </style:style>
    <style:style style:name="P23" style:family="paragraph" style:parent-style-name="Text_20_body">
      <style:paragraph-properties fo:break-before="page"/>
      <style:text-properties fo:color="#cccccc" style:font-name="Calibri" officeooo:rsid="00219c43" officeooo:paragraph-rsid="00219c43"/>
    </style:style>
    <style:style style:name="P24" style:family="paragraph" style:parent-style-name="Text_20_body">
      <style:paragraph-properties fo:break-before="page"/>
      <style:text-properties fo:color="#000000" style:font-name="Calibri" officeooo:rsid="002dd8d1" officeooo:paragraph-rsid="002dd8d1"/>
    </style:style>
    <style:style style:name="P25" style:family="paragraph" style:parent-style-name="Table_20_Contents">
      <style:paragraph-properties fo:margin-top="0in" fo:margin-bottom="0.0217in" loext:contextual-spacing="false" style:writing-mode="page"/>
      <style:text-properties style:font-name="Calibri" officeooo:rsid="00369784" officeooo:paragraph-rsid="00386179"/>
    </style:style>
    <style:style style:name="P26" style:family="paragraph" style:parent-style-name="Table_20_Contents">
      <style:paragraph-properties fo:margin-top="0in" fo:margin-bottom="0.0217in" loext:contextual-spacing="false" style:writing-mode="page"/>
      <style:text-properties style:font-name="Calibri" officeooo:rsid="00369784" officeooo:paragraph-rsid="00369784"/>
    </style:style>
    <style:style style:name="P27" style:family="paragraph" style:parent-style-name="Table_20_Contents">
      <style:paragraph-properties fo:margin-top="0in" fo:margin-bottom="0.0217in" loext:contextual-spacing="false" style:writing-mode="page"/>
      <style:text-properties style:font-name="Calibri" officeooo:rsid="0029a17c" officeooo:paragraph-rsid="00369784"/>
    </style:style>
    <style:style style:name="P28" style:family="paragraph" style:parent-style-name="Table_20_Contents">
      <style:paragraph-properties fo:margin-top="0in" fo:margin-bottom="0.0217in" loext:contextual-spacing="false" style:writing-mode="page"/>
      <style:text-properties style:font-name="Calibri" officeooo:rsid="0029a17c" officeooo:paragraph-rsid="0029a17c"/>
    </style:style>
    <style:style style:name="P29" style:family="paragraph" style:parent-style-name="Table_20_Contents">
      <style:paragraph-properties fo:margin-top="0in" fo:margin-bottom="0.0217in" loext:contextual-spacing="false" style:writing-mode="page"/>
      <style:text-properties style:font-name="Calibri" officeooo:rsid="002d65e9" officeooo:paragraph-rsid="002d65e9"/>
    </style:style>
    <style:style style:name="P30" style:family="paragraph" style:parent-style-name="Table_20_Contents">
      <style:paragraph-properties fo:margin-top="0in" fo:margin-bottom="0.0217in" loext:contextual-spacing="false" style:writing-mode="page"/>
      <style:text-properties style:font-name="Calibri" officeooo:rsid="002d65e9" officeooo:paragraph-rsid="004b5b18"/>
    </style:style>
    <style:style style:name="P31" style:family="paragraph" style:parent-style-name="Table_20_Contents">
      <style:paragraph-properties fo:margin-top="0in" fo:margin-bottom="0.0217in" loext:contextual-spacing="false" style:writing-mode="page"/>
      <style:text-properties style:font-name="Calibri" officeooo:rsid="0048e8d1" officeooo:paragraph-rsid="0048e8d1"/>
    </style:style>
    <style:style style:name="P32" style:family="paragraph" style:parent-style-name="Table_20_Contents">
      <style:paragraph-properties fo:margin-top="0in" fo:margin-bottom="0.0217in" loext:contextual-spacing="false" style:writing-mode="page"/>
      <style:text-properties style:font-name="Calibri" officeooo:rsid="00318a97" officeooo:paragraph-rsid="00318a97"/>
    </style:style>
    <style:style style:name="P33" style:family="paragraph" style:parent-style-name="Table_20_Contents">
      <style:paragraph-properties fo:margin-top="0in" fo:margin-bottom="0.0217in" loext:contextual-spacing="false" style:writing-mode="page"/>
      <style:text-properties style:font-name="Calibri" officeooo:rsid="0026f147" officeooo:paragraph-rsid="0026f147"/>
    </style:style>
    <style:style style:name="P34" style:family="paragraph" style:parent-style-name="Table_20_Contents">
      <style:paragraph-properties fo:margin-top="0in" fo:margin-bottom="0.0217in" loext:contextual-spacing="false" style:writing-mode="page"/>
      <style:text-properties style:font-name="Calibri" officeooo:rsid="003ae398" officeooo:paragraph-rsid="003ae398"/>
    </style:style>
    <style:style style:name="P35" style:family="paragraph" style:parent-style-name="Table_20_Contents">
      <style:paragraph-properties fo:margin-top="0in" fo:margin-bottom="0.0217in" loext:contextual-spacing="false" style:writing-mode="page"/>
      <style:text-properties style:font-name="Calibri" officeooo:rsid="002b66fd" officeooo:paragraph-rsid="002b66fd"/>
    </style:style>
    <style:style style:name="P36" style:family="paragraph" style:parent-style-name="Table_20_Contents">
      <style:paragraph-properties fo:margin-top="0in" fo:margin-bottom="0.0217in" loext:contextual-spacing="false" style:writing-mode="page"/>
      <style:text-properties style:font-name="Calibri" officeooo:rsid="00298286" officeooo:paragraph-rsid="00298286"/>
    </style:style>
    <style:style style:name="P37" style:family="paragraph" style:parent-style-name="Table_20_Contents">
      <style:paragraph-properties fo:margin-top="0in" fo:margin-bottom="0.0217in" loext:contextual-spacing="false" style:writing-mode="page"/>
      <style:text-properties style:font-name="Calibri" officeooo:rsid="0027858a" officeooo:paragraph-rsid="0027858a"/>
    </style:style>
    <style:style style:name="P38" style:family="paragraph" style:parent-style-name="Table_20_Contents">
      <style:paragraph-properties fo:margin-top="0in" fo:margin-bottom="0.0217in" loext:contextual-spacing="false" style:writing-mode="page"/>
      <style:text-properties style:font-name="Calibri" officeooo:rsid="003a7f9d" officeooo:paragraph-rsid="003a7f9d"/>
    </style:style>
    <style:style style:name="P39" style:family="paragraph" style:parent-style-name="Table_20_Contents">
      <style:paragraph-properties fo:margin-top="0in" fo:margin-bottom="0.0217in" loext:contextual-spacing="false" style:writing-mode="page"/>
      <style:text-properties style:font-name="Calibri" fo:font-weight="bold" officeooo:rsid="0048e8d1" officeooo:paragraph-rsid="0048e8d1" style:font-weight-asian="bold" style:font-weight-complex="bold"/>
    </style:style>
    <style:style style:name="P40" style:family="paragraph" style:parent-style-name="Table_20_Contents">
      <style:paragraph-properties fo:margin-top="0in" fo:margin-bottom="0.0217in" loext:contextual-spacing="false" style:writing-mode="page"/>
      <style:text-properties style:font-name="Calibri" fo:font-weight="bold" officeooo:rsid="00298286" officeooo:paragraph-rsid="00298286" style:font-weight-asian="bold" style:font-weight-complex="bold"/>
    </style:style>
    <style:style style:name="P41" style:family="paragraph" style:parent-style-name="Text_20_body">
      <style:paragraph-properties fo:margin-top="0in" fo:margin-bottom="0.0217in" loext:contextual-spacing="false" style:writing-mode="page"/>
      <style:text-properties style:font-name="Calibri" officeooo:rsid="002417ca" officeooo:paragraph-rsid="0027858a"/>
    </style:style>
    <style:style style:name="P42" style:family="paragraph" style:parent-style-name="Text_20_body">
      <style:paragraph-properties fo:margin-top="0in" fo:margin-bottom="0.0217in" loext:contextual-spacing="false" style:writing-mode="page"/>
      <style:text-properties style:font-name="Calibri" officeooo:rsid="0026bd41" officeooo:paragraph-rsid="0027858a"/>
    </style:style>
    <style:style style:name="P43" style:family="paragraph" style:parent-style-name="Text_20_body">
      <style:paragraph-properties fo:margin-top="0in" fo:margin-bottom="0.0217in" loext:contextual-spacing="false" style:writing-mode="page"/>
      <style:text-properties style:font-name="Calibri" officeooo:paragraph-rsid="0027858a"/>
    </style:style>
    <style:style style:name="P44" style:family="paragraph" style:parent-style-name="Text_20_body">
      <style:paragraph-properties fo:margin-top="0in" fo:margin-bottom="0.0217in" loext:contextual-spacing="false" style:writing-mode="page"/>
      <style:text-properties style:font-name="Calibri" officeooo:rsid="00254d27" officeooo:paragraph-rsid="0027858a"/>
    </style:style>
    <style:style style:name="P45" style:family="paragraph" style:parent-style-name="Text_20_body">
      <style:paragraph-properties fo:margin-top="0in" fo:margin-bottom="0.0217in" loext:contextual-spacing="false" style:writing-mode="page"/>
      <style:text-properties style:font-name="Calibri" fo:font-weight="bold" officeooo:rsid="00298286" officeooo:paragraph-rsid="00298286" style:font-weight-asian="bold" style:font-weight-complex="bold"/>
    </style:style>
    <style:style style:name="P46" style:family="paragraph" style:parent-style-name="Standard" style:list-style-name="L5">
      <loext:graphic-properties draw:fill-image-width="0in" draw:fill-image-height="0in"/>
      <style:paragraph-properties fo:margin-top="0in" fo:margin-bottom="0.0799in" loext:contextual-spacing="false" fo:line-height="115%" fo:hyphenation-ladder-count="no-limit" style:shadow="none"/>
      <style:text-properties fo:color="#000000" style:text-position="0% 100%" style:font-name="Carlito" officeooo:rsid="0021c8dd" officeooo:paragraph-rsid="0053b36f" fo:hyphenate="true" fo:hyphenation-remain-char-count="2" fo:hyphenation-push-char-count="2"/>
    </style:style>
    <style:style style:name="P47" style:family="paragraph" style:parent-style-name="Standard" style:list-style-name="L5">
      <loext:graphic-properties draw:fill-image-width="0in" draw:fill-image-height="0in"/>
      <style:paragraph-properties fo:margin-top="0in" fo:margin-bottom="0.0799in" loext:contextual-spacing="false" fo:line-height="115%" fo:hyphenation-ladder-count="no-limit" style:shadow="none"/>
      <style:text-properties style:text-position="0% 100%" style:font-name="Carlito" officeooo:rsid="0020e6ce" officeooo:paragraph-rsid="0053b36f" fo:hyphenate="true" fo:hyphenation-remain-char-count="2" fo:hyphenation-push-char-count="2"/>
    </style:style>
    <style:style style:name="P48" style:family="paragraph" style:parent-style-name="Standard" style:list-style-name="L5">
      <loext:graphic-properties draw:fill-image-width="0in" draw:fill-image-height="0in"/>
      <style:paragraph-properties fo:margin-top="0in" fo:margin-bottom="0.0799in" loext:contextual-spacing="false" fo:line-height="115%" fo:hyphenation-ladder-count="no-limit" style:shadow="none"/>
      <style:text-properties style:text-position="0% 100%" style:font-name="Carlito" officeooo:rsid="0021c8dd" officeooo:paragraph-rsid="0053b36f" fo:hyphenate="true" fo:hyphenation-remain-char-count="2" fo:hyphenation-push-char-count="2"/>
    </style:style>
    <style:style style:name="P49" style:family="paragraph" style:parent-style-name="Standard" style:master-page-name="">
      <loext:graphic-properties draw:fill-image-width="0in" draw:fill-image-height="0in"/>
      <style:paragraph-properties fo:margin-top="0in" fo:margin-bottom="0.0799in" loext:contextual-spacing="false" fo:line-height="115%" fo:hyphenation-ladder-count="no-limit" style:page-number="auto" style:shadow="none"/>
      <style:text-properties style:text-position="0% 100%" style:font-name="Carlito" officeooo:rsid="0020e6ce" officeooo:paragraph-rsid="0053b36f" fo:hyphenate="true" fo:hyphenation-remain-char-count="2" fo:hyphenation-push-char-count="2"/>
    </style:style>
    <style:style style:name="P50" style:family="paragraph" style:parent-style-name="Text_20_body" style:list-style-name="L1">
      <style:text-properties style:font-name="Calibri"/>
    </style:style>
    <style:style style:name="P51" style:family="paragraph" style:parent-style-name="Text_20_body" style:list-style-name="L1">
      <style:text-properties style:font-name="Calibri" officeooo:rsid="00229c33" officeooo:paragraph-rsid="00229c33"/>
    </style:style>
    <style:style style:name="P52" style:family="paragraph" style:parent-style-name="Text_20_body" style:list-style-name="L1">
      <style:text-properties style:font-name="Calibri" officeooo:rsid="002417ca" officeooo:paragraph-rsid="002417ca"/>
    </style:style>
    <style:style style:name="P53" style:family="paragraph" style:parent-style-name="Text_20_body" style:list-style-name="L1">
      <style:text-properties style:font-name="Calibri" officeooo:rsid="0026f147" officeooo:paragraph-rsid="0026f147"/>
    </style:style>
    <style:style style:name="P54" style:family="paragraph" style:parent-style-name="Text_20_body" style:list-style-name="L1">
      <style:text-properties style:font-name="Calibri" officeooo:rsid="00254d27" officeooo:paragraph-rsid="00254d27"/>
    </style:style>
    <style:style style:name="P55" style:family="paragraph" style:parent-style-name="Text_20_body" style:list-style-name="L1">
      <style:text-properties fo:color="#cccccc" style:font-name="Calibri" officeooo:rsid="00219c43" officeooo:paragraph-rsid="00219c43"/>
    </style:style>
    <style:style style:name="P56" style:family="paragraph" style:parent-style-name="Text_20_body" style:list-style-name="L1">
      <style:text-properties fo:color="#000000" style:font-name="Calibri" fo:font-weight="normal" officeooo:rsid="003a7f9d" officeooo:paragraph-rsid="003a7f9d" style:font-weight-asian="normal" style:font-weight-complex="normal"/>
    </style:style>
    <style:style style:name="P57" style:family="paragraph" style:parent-style-name="Text_20_body" style:list-style-name="L2">
      <style:text-properties fo:color="#000000" style:font-name="Calibri" officeooo:rsid="002dd8d1" officeooo:paragraph-rsid="002dd8d1"/>
    </style:style>
    <style:style style:name="P58" style:family="paragraph" style:parent-style-name="Text_20_body" style:list-style-name="L2">
      <style:text-properties fo:color="#000000" style:font-name="Calibri" officeooo:rsid="002fd3d9" officeooo:paragraph-rsid="002fd3d9"/>
    </style:style>
    <style:style style:name="P59" style:family="paragraph" style:parent-style-name="Text_20_body" style:list-style-name="L2">
      <style:text-properties fo:color="#000000" style:font-name="Calibri" officeooo:rsid="0030489a" officeooo:paragraph-rsid="0030489a"/>
    </style:style>
    <style:style style:name="P60" style:family="paragraph" style:parent-style-name="Text_20_body" style:list-style-name="L2">
      <style:text-properties fo:color="#000000" style:font-name="Calibri" officeooo:rsid="0032c4b8" officeooo:paragraph-rsid="0032c4b8"/>
    </style:style>
    <style:style style:name="P61" style:family="paragraph" style:parent-style-name="Text_20_body">
      <style:text-properties fo:color="#000000" style:font-name="Calibri" officeooo:rsid="0032c4b8" officeooo:paragraph-rsid="0032c4b8"/>
    </style:style>
    <style:style style:name="P62" style:family="paragraph" style:parent-style-name="Text_20_body">
      <style:text-properties fo:color="#000000" style:font-name="Calibri" officeooo:rsid="004bcd25" officeooo:paragraph-rsid="004bcd25"/>
    </style:style>
    <style:style style:name="P63" style:family="paragraph" style:parent-style-name="Text_20_body" style:list-style-name="L3">
      <style:text-properties fo:color="#000000" style:font-name="Calibri" officeooo:rsid="004bcd25" officeooo:paragraph-rsid="004bcd25"/>
    </style:style>
    <style:style style:name="P64" style:family="paragraph" style:parent-style-name="Text_20_body" style:list-style-name="L4">
      <style:text-properties fo:color="#000000" style:font-name="Calibri" officeooo:rsid="004bcd25" officeooo:paragraph-rsid="004bcd25"/>
    </style:style>
    <style:style style:name="P65" style:family="paragraph" style:parent-style-name="Text_20_body" style:list-style-name="L4">
      <style:text-properties fo:color="#000000" style:font-name="Calibri" officeooo:rsid="004ce266" officeooo:paragraph-rsid="004ce266"/>
    </style:style>
    <style:style style:name="P66" style:family="paragraph" style:parent-style-name="Text_20_body">
      <style:paragraph-properties fo:margin-top="0in" fo:margin-bottom="0.0217in" loext:contextual-spacing="false" style:writing-mode="page"/>
      <style:text-properties style:font-name="Calibri" officeooo:rsid="002417ca" officeooo:paragraph-rsid="0027858a"/>
    </style:style>
    <style:style style:name="P67" style:family="paragraph" style:parent-style-name="Text_20_body">
      <style:paragraph-properties fo:margin-top="0in" fo:margin-bottom="0.0217in" loext:contextual-spacing="false" style:writing-mode="page"/>
      <style:text-properties style:font-name="Calibri" officeooo:rsid="002417ca" officeooo:paragraph-rsid="0051d0f0"/>
    </style:style>
    <style:style style:name="P68" style:family="paragraph" style:parent-style-name="Table_20_Contents">
      <style:paragraph-properties fo:margin-top="0in" fo:margin-bottom="0.0217in" loext:contextual-spacing="false" style:writing-mode="page"/>
      <style:text-properties style:font-name="Calibri" officeooo:rsid="004ff11f" officeooo:paragraph-rsid="004ff11f"/>
    </style:style>
    <style:style style:name="T1" style:family="text">
      <style:text-properties officeooo:rsid="0026bd41"/>
    </style:style>
    <style:style style:name="T2" style:family="text">
      <style:text-properties officeooo:rsid="0026f147"/>
    </style:style>
    <style:style style:name="T3" style:family="text">
      <style:text-properties officeooo:rsid="0027858a"/>
    </style:style>
    <style:style style:name="T4" style:family="text">
      <style:text-properties officeooo:rsid="00298286"/>
    </style:style>
    <style:style style:name="T5" style:family="text">
      <style:text-properties officeooo:rsid="0029a17c"/>
    </style:style>
    <style:style style:name="T6" style:family="text">
      <style:text-properties officeooo:rsid="002b66fd"/>
    </style:style>
    <style:style style:name="T7" style:family="text">
      <style:text-properties officeooo:rsid="002fd3d9"/>
    </style:style>
    <style:style style:name="T8" style:family="text">
      <style:text-properties officeooo:rsid="0030489a"/>
    </style:style>
    <style:style style:name="T9" style:family="text">
      <style:text-properties officeooo:rsid="00318a97"/>
    </style:style>
    <style:style style:name="T10" style:family="text">
      <style:text-properties officeooo:rsid="0033715b"/>
    </style:style>
    <style:style style:name="T11" style:family="text">
      <style:text-properties officeooo:rsid="00369784"/>
    </style:style>
    <style:style style:name="T12" style:family="text">
      <style:text-properties officeooo:rsid="003a10a4"/>
    </style:style>
    <style:style style:name="T13" style:family="text">
      <style:text-properties officeooo:rsid="003ae398"/>
    </style:style>
    <style:style style:name="T14" style:family="text">
      <style:text-properties officeooo:rsid="003f4a38"/>
    </style:style>
    <style:style style:name="T15" style:family="text">
      <style:text-properties officeooo:rsid="004196d2"/>
    </style:style>
    <style:style style:name="T16" style:family="text">
      <style:text-properties officeooo:rsid="0041e02f"/>
    </style:style>
    <style:style style:name="T17" style:family="text">
      <style:text-properties officeooo:rsid="0045c1fa"/>
    </style:style>
    <style:style style:name="T18" style:family="text">
      <style:text-properties officeooo:rsid="0048e8d1"/>
    </style:style>
    <style:style style:name="T19" style:family="text">
      <style:text-properties officeooo:rsid="00495c3e"/>
    </style:style>
    <style:style style:name="T20" style:family="text">
      <style:text-properties officeooo:rsid="004b5b18"/>
    </style:style>
    <style:style style:name="T21" style:family="text">
      <style:text-properties officeooo:rsid="0021c8d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y dictators hold elections:</text:p>
      <text:list xml:id="list2477980233951378933" text:style-name="L1">
        <text:list-item>
          <text:p text:style-name="P50">Miller (2012, 2013, 2015): <text:span text:style-name="T2">information</text:span> about <text:span text:style-name="T2">popularity of the regime, then calibrate policy</text:span></text:p>
        </text:list-item>
        <text:list-item>
          <text:p text:style-name="P51">Gandhi and Przeworski (2006) (Talk about democratic institutions in general sense): To mobilize cooperation<text:note text:id="ftn1" text:note-class="footnote"><text:note-citation>1</text:note-citation><text:note-body><text:p text:style-name="P6">Citation in Democratization by Elections Revisited not correct, need to fix.</text:p></text:note-body></text:note></text:p>
        </text:list-item>
        <text:list-item>
          <text:p text:style-name="P52">Lust-Okar (2006): <text:span text:style-name="T2">platform to </text:span>contest over patronage results in pro-regime parliament even without manipulation</text:p>
        </text:list-item>
        <text:list-item>
          <text:p text:style-name="P52">Geddes (200<text:span text:style-name="T1">6</text:span>), <text:span text:style-name="T1">Magaloni (2006) &amp; Simpser (2008)</text:span>: obtain resounding victory, show that opposition is futile <text:span text:style-name="T1">i.e. “show of strength”</text:span></text:p>
        </text:list-item>
        <text:list-item>
          <text:p text:style-name="P53">Geddes (2006); information about the strength or popularity of the opposition</text:p>
        </text:list-item>
        <text:list-item>
          <text:p text:style-name="P52">Magaloni (2006): information about bases of support and opposition strongholds</text:p>
        </text:list-item>
        <text:list-item>
          <text:p text:style-name="P52">Blaydes (2008): information about the competence of local party leaders or bureaucrats</text:p>
        </text:list-item>
        <text:list-item>
          <text:p text:style-name="P52">Lust-Okar (2005): to divide opposition and co-opt some of them into the regime</text:p>
        </text:list-item>
        <text:list-item>
          <text:p text:style-name="P52">Magaloni (2008): platform to mitigate commitment problem, enable dictator to credibly commit to power-sharing</text:p>
        </text:list-item>
        <text:list-item>
          <text:p text:style-name="P54">Acemoglu &amp; Robinson (2005) and Cox (2008): platform for opposition to compete non-violently</text:p>
        </text:list-item>
        <text:list-item>
          <text:p text:style-name="P55">Boix and Svolik (2013): help dictators recruit elites</text:p>
        </text:list-item>
      </text:list>
      <text:p text:style-name="P5">Evidence that authoritarian governments use electoral data to monitor subordinates:</text:p>
      <text:list xml:id="list4952678812588" text:continue-numbering="true" text:style-name="L1">
        <text:list-item>
          <text:p text:style-name="P56">Larreguy (2013): PRI uses electoral data to monitor brokers in Mexico. Where electoral data is more informative better control is enforced</text:p>
        </text:list-item>
      </text:list>
      <text:p text:style-name="P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16"/>
          </table:table-cell>
          <table:table-cell table:style-name="Table1.A1" office:value-type="string">
            <text:p text:style-name="P17"/>
          </table:table-cell>
          <table:table-cell table:style-name="Table1.A1" office:value-type="string">
            <text:p text:style-name="P40">Purpose</text:p>
          </table:table-cell>
          <table:table-cell table:style-name="Table1.A1" office:value-type="string">
            <text:p text:style-name="P45">Citation</text:p>
          </table:table-cell>
          <table:table-cell table:style-name="Table1.A1" office:value-type="string">
            <text:p text:style-name="P40">What <text:span text:style-name="T18">defeat means</text:span></text:p>
          </table:table-cell>
          <table:table-cell table:style-name="Table1.A1" office:value-type="string">
            <text:p text:style-name="P40">Reacti<text:span text:style-name="T18">on</text:span></text:p>
          </table:table-cell>
          <table:table-cell table:style-name="Table1.G1" office:value-type="string">
            <text:p text:style-name="P39">Target of reaction</text:p>
          </table:table-cell>
        </table:table-row>
        <table:table-row>
          <table:table-cell table:style-name="Table1.A2" office:value-type="string">
            <text:p text:style-name="P33">Platform/<text:span text:style-name="T6">power-sharing</text:span></text:p>
          </table:table-cell>
          <table:table-cell table:style-name="Table1.A2" office:value-type="string">
            <text:p text:style-name="P34">A1</text:p>
          </table:table-cell>
          <table:table-cell table:style-name="Table1.A2" office:value-type="string">
            <text:p text:style-name="P37">For opposition to compete non-violently</text:p>
          </table:table-cell>
          <table:table-cell table:style-name="Table1.A2" office:value-type="string">
            <text:p text:style-name="P44"><text:span text:style-name="T14">A&amp;R</text:span> (2005)</text:p>
            <text:p text:style-name="P44">Cox (2008)</text:p>
          </table:table-cell>
          <table:table-cell table:style-name="Table1.A2" office:value-type="string">
            <text:p text:style-name="P28">Not relevant <text:span text:style-name="T11">(power-sharing is working)</text:span></text:p>
          </table:table-cell>
          <table:table-cell table:style-name="Table1.A2" office:value-type="string">
            <text:p text:style-name="P38">No reaction</text:p>
          </table:table-cell>
          <table:table-cell table:style-name="Table1.G2" office:value-type="string">
            <text:p text:style-name="P38">No effect</text:p>
          </table:table-cell>
        </table:table-row>
        <table:table-row>
          <table:table-cell table:style-name="Table1.A2" office:value-type="string">
            <text:p text:style-name="P9"/>
          </table:table-cell>
          <table:table-cell table:style-name="Table1.A2" office:value-type="string">
            <text:p text:style-name="P34">A2</text:p>
          </table:table-cell>
          <table:table-cell table:style-name="Table1.A2" office:value-type="string">
            <text:p text:style-name="P37">For elites to contest over patronage</text:p>
          </table:table-cell>
          <table:table-cell table:style-name="Table1.A2" office:value-type="string">
            <text:p text:style-name="P41">Lust-Okar (2006)</text:p>
          </table:table-cell>
          <table:table-cell table:style-name="Table1.A2" office:value-type="string">
            <text:p text:style-name="P28">Not relevant <text:span text:style-name="T11">(power-sharing is working)</text:span></text:p>
          </table:table-cell>
          <table:table-cell table:style-name="Table1.A2" office:value-type="string">
            <text:p text:style-name="P38">No reaction</text:p>
          </table:table-cell>
          <table:table-cell table:style-name="Table1.G2" office:value-type="string">
            <text:p text:style-name="P38">No effect</text:p>
          </table:table-cell>
        </table:table-row>
        <table:table-row>
          <table:table-cell table:style-name="Table1.A2" office:value-type="string">
            <text:p text:style-name="P33">Information</text:p>
          </table:table-cell>
          <table:table-cell table:style-name="Table1.A2" office:value-type="string">
            <text:p text:style-name="P34">B1</text:p>
          </table:table-cell>
          <table:table-cell table:style-name="Table1.A2" office:value-type="string">
            <text:p text:style-name="P37">General regime popularity</text:p>
          </table:table-cell>
          <table:table-cell table:style-name="Table1.A2" office:value-type="string">
            <text:p text:style-name="P43">Miller (2012, 2013, 2015)</text:p>
          </table:table-cell>
          <table:table-cell table:style-name="Table1.A2" office:value-type="string">
            <text:p text:style-name="P36">Regime is <text:span text:style-name="T10">generally </text:span>unpopular</text:p>
          </table:table-cell>
          <table:table-cell table:style-name="Table1.A2" office:value-type="string">
            <text:p text:style-name="P28">Policy change – pork, redistribution etc. <text:span text:style-name="T12">in the whole country</text:span></text:p>
            <text:p text:style-name="P28">Increased propaganda</text:p>
          </table:table-cell>
          <table:table-cell table:style-name="Table1.G2" office:value-type="string">
            <text:p text:style-name="P26">National level i.e. no difference across provinces</text:p>
          </table:table-cell>
        </table:table-row>
        <table:table-row>
          <table:table-cell table:style-name="Table1.A2" office:value-type="string">
            <text:p text:style-name="P13"/>
          </table:table-cell>
          <table:table-cell table:style-name="Table1.A2" office:value-type="string">
            <text:p text:style-name="P34">B2</text:p>
          </table:table-cell>
          <table:table-cell table:style-name="Table1.A2" office:value-type="string">
            <text:p text:style-name="P37">General opposition strength or popularity</text:p>
          </table:table-cell>
          <table:table-cell table:style-name="Table1.A2" office:value-type="string">
            <text:p text:style-name="P37">Geddes (2006)</text:p>
          </table:table-cell>
          <table:table-cell table:style-name="Table1.A2" office:value-type="string">
            <text:p text:style-name="P36">Opposition is <text:span text:style-name="T10">generally </text:span>strong <text:span text:style-name="T5">(not relevant in VN)</text:span></text:p>
          </table:table-cell>
          <table:table-cell table:style-name="Table1.A2" office:value-type="string">
            <text:p text:style-name="P9"/>
          </table:table-cell>
          <table:table-cell table:style-name="Table1.G2" office:value-type="string">
            <text:p text:style-name="P9"/>
          </table:table-cell>
        </table:table-row>
        <table:table-row>
          <table:table-cell table:style-name="Table1.A2" office:value-type="string">
            <text:p text:style-name="P13"/>
          </table:table-cell>
          <table:table-cell table:style-name="Table1.A2" office:value-type="string">
            <text:p text:style-name="P34">B3</text:p>
          </table:table-cell>
          <table:table-cell table:style-name="Table1.A2" office:value-type="string">
            <text:p text:style-name="P37">Distribution of bases of support and opposition strongholds</text:p>
          </table:table-cell>
          <table:table-cell table:style-name="Table1.A2" office:value-type="string">
            <text:p text:style-name="P41">Magaloni (2006)</text:p>
            <text:p text:style-name="P67">Blaydes (2008)</text:p>
          </table:table-cell>
          <table:table-cell table:style-name="Table1.A2" office:value-type="string">
            <text:p text:style-name="P36">Opposition is strong in Province A</text:p>
          </table:table-cell>
          <table:table-cell table:style-name="Table1.A2" office:value-type="string">
            <text:p text:style-name="P28">Policy change – pork, redistribution etc. in Province A only</text:p>
            <text:p text:style-name="P28">Improve electioneering</text:p>
          </table:table-cell>
          <table:table-cell table:style-name="Table1.G2" office:value-type="string">
            <text:p text:style-name="P26">Provincial level</text:p>
          </table:table-cell>
        </table:table-row>
        <table:table-row>
          <table:table-cell table:style-name="Table1.A2" office:value-type="string">
            <text:p text:style-name="P13"/>
          </table:table-cell>
          <table:table-cell table:style-name="Table1.A2" office:value-type="string">
            <text:p text:style-name="P34">B4</text:p>
          </table:table-cell>
          <table:table-cell table:style-name="Table1.A2" office:value-type="string">
            <text:p text:style-name="P37">Loyalty or competence of subordinates – <text:span text:style-name="T4">local bureaucrats</text:span></text:p>
          </table:table-cell>
          <table:table-cell table:style-name="Table1.A2" office:value-type="string">
            <text:p text:style-name="P41">Blaydes (2008)</text:p>
            <text:p text:style-name="P67">Magaloni (2006)</text:p>
          </table:table-cell>
          <table:table-cell table:style-name="Table1.A2" office:value-type="string">
            <text:p text:style-name="P36">Bureaucrats in Province A is disloyal/incompetent</text:p>
          </table:table-cell>
          <table:table-cell table:style-name="Table1.A2" office:value-type="string">
            <text:p text:style-name="P28">Punish – reduce opportunity to seek rent</text:p>
            <text:p text:style-name="P28">Punish – demotion/deny promotion</text:p>
          </table:table-cell>
          <table:table-cell table:style-name="Table1.G2" office:value-type="string">
            <text:p text:style-name="P26">Individual level – provincial leaders</text:p>
          </table:table-cell>
        </table:table-row>
        <table:table-row>
          <table:table-cell table:style-name="Table1.A2" office:value-type="string">
            <text:p text:style-name="P13"/>
          </table:table-cell>
          <table:table-cell table:style-name="Table1.A2" office:value-type="string">
            <text:p text:style-name="P34">B5</text:p>
          </table:table-cell>
          <table:table-cell table:style-name="Table1.A2" office:value-type="string">
            <text:p text:style-name="P36">Popularity of individual subordinates – candidates</text:p>
          </table:table-cell>
          <table:table-cell table:style-name="Table1.A2" office:value-type="string">
            <text:p text:style-name="P2"/>
          </table:table-cell>
          <table:table-cell table:style-name="Table1.A2" office:value-type="string">
            <text:p text:style-name="P28"><text:span text:style-name="T9">Central c</text:span>andidates running in Province A is weak</text:p>
          </table:table-cell>
          <table:table-cell table:style-name="Table1.A2" office:value-type="string">
            <text:p text:style-name="P28">Punish – demotion/deny promotion<text:note text:id="ftn2" text:note-class="footnote"><text:note-citation>2</text:note-citation><text:note-body><text:p text:style-name="P7">Not very likely except in the case of top leaders, since in most cases voters have no idea who the central nominees are...</text:p></text:note-body></text:note></text:p>
          </table:table-cell>
          <table:table-cell table:style-name="Table1.G2" office:value-type="string">
            <text:p text:style-name="P26">Individual level – candidate level</text:p>
          </table:table-cell>
        </table:table-row>
        <table:table-row>
          <table:table-cell table:style-name="Table1.A2" office:value-type="string">
            <text:p text:style-name="P35">Co-optation</text:p>
          </table:table-cell>
          <table:table-cell table:style-name="Table1.A2" office:value-type="string">
            <text:p text:style-name="P34">C1</text:p>
          </table:table-cell>
          <table:table-cell table:style-name="Table1.A2" office:value-type="string">
            <text:p text:style-name="P33">Divide oppo<text:span text:style-name="T3">si</text:span>tion, co-opt into regime</text:p>
          </table:table-cell>
          <table:table-cell table:style-name="Table1.A2" office:value-type="string">
            <text:p text:style-name="P41">Lust-Okar (2005)</text:p>
          </table:table-cell>
          <table:table-cell table:style-name="Table1.A2" office:value-type="string">
            <text:p text:style-name="P32">Local candidates running in Province A is strong</text:p>
          </table:table-cell>
          <table:table-cell table:style-name="Table1.A2" office:value-type="string">
            <text:p text:style-name="P28">Co-opt – promotion</text:p>
          </table:table-cell>
          <table:table-cell table:style-name="Table1.G2" office:value-type="string">
            <text:p text:style-name="P26">Individual level – candidate level</text:p>
          </table:table-cell>
        </table:table-row>
        <table:table-row>
          <table:table-cell table:style-name="Table1.A2" office:value-type="string">
            <text:p text:style-name="P68">Demonstration</text:p>
          </table:table-cell>
          <table:table-cell table:style-name="Table1.A2" office:value-type="string">
            <text:p text:style-name="P31">D1</text:p>
          </table:table-cell>
          <table:table-cell table:style-name="Table1.A2" office:value-type="string">
            <text:p text:style-name="P29">Show of strength</text:p>
          </table:table-cell>
          <table:table-cell table:style-name="Table1.A2" office:value-type="string">
            <text:p text:style-name="P41">Geddes (200<text:span text:style-name="T1">6</text:span>)</text:p>
            <text:p text:style-name="P42">Magaloni <text:soft-page-break/>(2006)</text:p>
            <text:p text:style-name="P42">Simpser (2008)</text:p>
          </table:table-cell>
          <table:table-cell table:style-name="Table1.A2" office:value-type="string">
            <text:p text:style-name="P26">Regime is exposed as “weak”</text:p>
          </table:table-cell>
          <table:table-cell table:style-name="Table1.A2" office:value-type="string">
            <text:p text:style-name="P26">P<text:span text:style-name="T5">olicy change – pork, redistribution etc</text:span></text:p>
            <text:p text:style-name="P27"><text:soft-page-break/>Increased propaganda</text:p>
            <text:p text:style-name="P27">Improve electioneering </text:p>
          </table:table-cell>
          <table:table-cell table:style-name="Table1.G2" office:value-type="string">
            <text:p text:style-name="P25">National level i.e. no difference across <text:soft-page-break/>provinces</text:p>
          </table:table-cell>
        </table:table-row>
      </table:table>
      <text:p text:style-name="P3"/>
      <text:p text:style-name="P2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5">Outcome variable</text:p>
          </table:table-cell>
          <table:table-cell table:style-name="Table2.A1" office:value-type="string">
            <text:p text:style-name="P15"><text:span text:style-name="T15">Target</text:span> of change</text:p>
          </table:table-cell>
          <table:table-cell table:style-name="Table2.A1" office:value-type="string">
            <text:p text:style-name="P15">Direction</text:p>
          </table:table-cell>
          <table:table-cell table:style-name="Table2.A1" office:value-type="string">
            <text:p text:style-name="P15"/>
          </table:table-cell>
          <table:table-cell table:style-name="Table2.A1" office:value-type="string">
            <text:p text:style-name="P15">Implied purpose of election</text:p>
          </table:table-cell>
          <table:table-cell table:style-name="Table2.F1" office:value-type="string">
            <text:p text:style-name="P15"/>
          </table:table-cell>
        </table:table-row>
        <table:table-row>
          <table:table-cell table:style-name="Table2.A2" office:value-type="string">
            <text:p text:style-name="P10">Pork/transfer</text:p>
          </table:table-cell>
          <table:table-cell table:style-name="Table2.A2" office:value-type="string">
            <text:p text:style-name="P10">National</text:p>
          </table:table-cell>
          <table:table-cell table:style-name="Table2.A2" office:value-type="string">
            <text:p text:style-name="P10">Increase</text:p>
          </table:table-cell>
          <table:table-cell table:style-name="Table2.A2" office:value-type="string">
            <text:p text:style-name="P11"><text:span text:style-name="T16">+B</text:span>1</text:p>
            <text:p text:style-name="P19">+D1</text:p>
          </table:table-cell>
          <table:table-cell table:style-name="Table2.A2" office:value-type="string">
            <text:p text:style-name="P10">Information – General popularity</text:p>
            <text:p text:style-name="P10">Tool of rule – Show of strength</text:p>
          </table:table-cell>
          <table:table-cell table:style-name="Table2.F2" office:value-type="string">
            <text:p text:style-name="P10"/>
          </table:table-cell>
        </table:table-row>
        <table:table-row>
          <table:table-cell table:style-name="Table2.A2" office:value-type="string">
            <text:p text:style-name="P9"/>
          </table:table-cell>
          <table:table-cell table:style-name="Table2.A2" office:value-type="string">
            <text:p text:style-name="P10">National</text:p>
          </table:table-cell>
          <table:table-cell table:style-name="Table2.A2" office:value-type="string">
            <text:p text:style-name="P10">Decrease</text:p>
          </table:table-cell>
          <table:table-cell table:style-name="Table2.A2" office:value-type="string">
            <text:p text:style-name="P14">-B1</text:p>
            <text:p text:style-name="P14">-<text:span text:style-name="T19">D1</text:span></text:p>
          </table:table-cell>
          <table:table-cell table:style-name="Table2.A2" office:value-type="string">
            <text:p text:style-name="P10"/>
          </table:table-cell>
          <table:table-cell table:style-name="Table2.F2" office:value-type="string">
            <text:p text:style-name="P10"/>
          </table:table-cell>
        </table:table-row>
        <table:table-row>
          <table:table-cell table:style-name="Table2.A2" office:value-type="string">
            <text:p text:style-name="P9"/>
          </table:table-cell>
          <table:table-cell table:style-name="Table2.A2" office:value-type="string">
            <text:p text:style-name="P10">Provincial only</text:p>
          </table:table-cell>
          <table:table-cell table:style-name="Table2.A2" office:value-type="string">
            <text:p text:style-name="P10">Increase<text:note text:id="ftn3" text:note-class="footnote"><text:note-citation>3</text:note-citation><text:note-body><text:p text:style-name="P8">May consider balance between transfer that benefits the whole population vs. transfer that benefits only the leader</text:p></text:note-body></text:note></text:p>
          </table:table-cell>
          <table:table-cell table:style-name="Table2.A2" office:value-type="string">
            <text:p text:style-name="P11"><text:span text:style-name="T16">+</text:span>B3</text:p>
            <text:p text:style-name="P18">-B4</text:p>
          </table:table-cell>
          <table:table-cell table:style-name="Table2.A2" office:value-type="string">
            <text:p text:style-name="P11">Information – <text:span text:style-name="T3">Distribution of bases of support and opposition strongholds</text:span></text:p>
          </table:table-cell>
          <table:table-cell table:style-name="Table2.F2" office:value-type="string">
            <text:p text:style-name="P11">i.e. defeat provides info about the province</text:p>
          </table:table-cell>
        </table:table-row>
        <table:table-row>
          <table:table-cell table:style-name="Table2.A2" office:value-type="string">
            <text:p text:style-name="P9"/>
          </table:table-cell>
          <table:table-cell table:style-name="Table2.A2" office:value-type="string">
            <text:p text:style-name="P10">Provincial only</text:p>
          </table:table-cell>
          <table:table-cell table:style-name="Table2.A2" office:value-type="string">
            <text:p text:style-name="P10">Decrease</text:p>
          </table:table-cell>
          <table:table-cell table:style-name="Table2.A2" office:value-type="string">
            <text:p text:style-name="P11"><text:span text:style-name="T16">+</text:span>B4</text:p>
            <text:p text:style-name="P18">-B3</text:p>
          </table:table-cell>
          <table:table-cell table:style-name="Table2.A2" office:value-type="string">
            <text:p text:style-name="P10">Information – <text:span text:style-name="T13">Loyalty or competence of subordinates – local bureaucrats</text:span></text:p>
          </table:table-cell>
          <table:table-cell table:style-name="Table2.F2" office:value-type="string">
            <text:p text:style-name="P11">i.e. defeat provides info about the local leader</text:p>
          </table:table-cell>
        </table:table-row>
        <table:table-row>
          <table:table-cell table:style-name="Table2.A2" office:value-type="string">
            <text:p text:style-name="P11">Promotion</text:p>
          </table:table-cell>
          <table:table-cell table:style-name="Table2.A2" office:value-type="string">
            <text:p text:style-name="P11">Local leader</text:p>
          </table:table-cell>
          <table:table-cell table:style-name="Table2.A2" office:value-type="string">
            <text:p text:style-name="P11">Promotion</text:p>
          </table:table-cell>
          <table:table-cell table:style-name="Table2.A2" office:value-type="string">
            <text:p text:style-name="P14">-B4</text:p>
          </table:table-cell>
          <table:table-cell table:style-name="Table2.A2" office:value-type="string">
            <text:p text:style-name="P9"/>
          </table:table-cell>
          <table:table-cell table:style-name="Table2.F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A2" office:value-type="string">
            <text:p text:style-name="P18">Demotion/stalled</text:p>
          </table:table-cell>
          <table:table-cell table:style-name="Table2.A2" office:value-type="string">
            <text:p text:style-name="P11"><text:span text:style-name="T16">+</text:span>B4</text:p>
          </table:table-cell>
          <table:table-cell table:style-name="Table2.A2" office:value-type="string">
            <text:p text:style-name="P11">Information – <text:span text:style-name="T3">Loyalty or competence of subordinates – local bureaucrats</text:span></text:p>
          </table:table-cell>
          <table:table-cell table:style-name="Table2.F2" office:value-type="string">
            <text:p text:style-name="P9"/>
          </table:table-cell>
        </table:table-row>
        <table:table-row>
          <table:table-cell table:style-name="Table2.A2" office:value-type="string">
            <text:p text:style-name="P9"/>
          </table:table-cell>
          <table:table-cell table:style-name="Table2.A2" office:value-type="string">
            <text:p text:style-name="P11">Central candidate</text:p>
          </table:table-cell>
          <table:table-cell table:style-name="Table2.A2" office:value-type="string">
            <text:p text:style-name="P11">Promotion</text:p>
          </table:table-cell>
          <table:table-cell table:style-name="Table2.A2" office:value-type="string">
            <text:p text:style-name="P14">-B5</text:p>
          </table:table-cell>
          <table:table-cell table:style-name="Table2.A2" office:value-type="string">
            <text:p text:style-name="P9"/>
          </table:table-cell>
          <table:table-cell table:style-name="Table2.F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A2" office:value-type="string">
            <text:p text:style-name="P18">Demotion/stalled</text:p>
          </table:table-cell>
          <table:table-cell table:style-name="Table2.A2" office:value-type="string">
            <text:p text:style-name="P11"><text:span text:style-name="T16">+</text:span>B5</text:p>
          </table:table-cell>
          <table:table-cell table:style-name="Table2.A2" office:value-type="string">
            <text:p text:style-name="P11">Information – <text:span text:style-name="T4">Popularity of individual subordinates – candidates</text:span></text:p>
          </table:table-cell>
          <table:table-cell table:style-name="Table2.F2" office:value-type="string">
            <text:p text:style-name="P20">i.e. defeat provides info about the defeated central candidate(s)</text:p>
          </table:table-cell>
        </table:table-row>
        <table:table-row>
          <table:table-cell table:style-name="Table2.A2" office:value-type="string">
            <text:p text:style-name="P9"/>
          </table:table-cell>
          <table:table-cell table:style-name="Table2.A2" office:value-type="string">
            <text:p text:style-name="P11"><text:span text:style-name="T14">L</text:span>ocal candidate</text:p>
          </table:table-cell>
          <table:table-cell table:style-name="Table2.A2" office:value-type="string">
            <text:p text:style-name="P11">Promotion</text:p>
          </table:table-cell>
          <table:table-cell table:style-name="Table2.A2" office:value-type="string">
            <text:p text:style-name="P11"><text:span text:style-name="T16">+</text:span>C1</text:p>
          </table:table-cell>
          <table:table-cell table:style-name="Table2.A2" office:value-type="string">
            <text:p text:style-name="P12">Divide oppo<text:span text:style-name="T3">si</text:span>tion, co-opt into regime</text:p>
          </table:table-cell>
          <table:table-cell table:style-name="Table2.F2" office:value-type="string">
            <text:p text:style-name="P20">i.e. defeat provides info about the victorious local candidate(s)</text:p>
          </table:table-cell>
        </table:table-row>
        <table:table-row>
          <table:table-cell table:style-name="Table2.A2" office:value-type="string">
            <text:p text:style-name="P9"/>
          </table:table-cell>
          <table:table-cell table:style-name="Table2.A2" office:value-type="string">
            <text:p text:style-name="P9"/>
          </table:table-cell>
          <table:table-cell table:style-name="Table2.A2" office:value-type="string">
            <text:p text:style-name="P18">Demotion/stalled</text:p>
          </table:table-cell>
          <table:table-cell table:style-name="Table2.A2" office:value-type="string">
            <text:p text:style-name="P14">-C1</text:p>
          </table:table-cell>
          <table:table-cell table:style-name="Table2.A2" office:value-type="string">
            <text:p text:style-name="P9"/>
          </table:table-cell>
          <table:table-cell table:style-name="Table2.F2" office:value-type="string">
            <text:p text:style-name="P9"/>
          </table:table-cell>
        </table:table-row>
        <table:table-row>
          <table:table-cell table:style-name="Table2.A2" office:value-type="string">
            <text:p text:style-name="P9">Electioneering</text:p>
          </table:table-cell>
          <table:table-cell table:style-name="Table2.A2" office:value-type="string">
            <text:p text:style-name="P9">Provincial</text:p>
          </table:table-cell>
          <table:table-cell table:style-name="Table2.A2" office:value-type="string">
            <text:p text:style-name="P18">More</text:p>
          </table:table-cell>
          <table:table-cell table:style-name="Table2.A2" office:value-type="string">
            <text:p text:style-name="P14">+<text:span text:style-name="T20">B</text:span>3</text:p>
            <text:p text:style-name="P14"><text:span text:style-name="T20">+</text:span>D1</text:p>
          </table:table-cell>
          <table:table-cell table:style-name="Table2.A2" office:value-type="string">
            <text:p text:style-name="P21">I<text:span text:style-name="T13">nformation – Distribution of bases of support and opposition strongholds</text:span></text:p>
            <text:p text:style-name="P30">Show of strength</text:p>
          </table:table-cell>
          <table:table-cell table:style-name="Table2.F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A2" office:value-type="string">
            <text:p text:style-name="P18">Less</text:p>
          </table:table-cell>
          <table:table-cell table:style-name="Table2.A2" office:value-type="string">
            <text:p text:style-name="P22">-B3</text:p>
            <text:p text:style-name="P22">-D1</text:p>
          </table:table-cell>
          <table:table-cell table:style-name="Table2.A2" office:value-type="string">
            <text:p text:style-name="P9"/>
          </table:table-cell>
          <table:table-cell table:style-name="Table2.F2" office:value-type="string">
            <text:p text:style-name="P9"/>
          </table:table-cell>
        </table:table-row>
        <text:soft-page-break/>
        <table:table-row>
          <table:table-cell table:style-name="Table2.A2" office:value-type="string">
            <text:p text:style-name="P18">No change</text:p>
          </table:table-cell>
          <table:table-cell table:style-name="Table2.A2" office:value-type="string">
            <text:p text:style-name="P9"/>
          </table:table-cell>
          <table:table-cell table:style-name="Table2.A2" office:value-type="string">
            <text:p text:style-name="P11"/>
          </table:table-cell>
          <table:table-cell table:style-name="Table2.A2" office:value-type="string">
            <text:p text:style-name="P18"><text:span text:style-name="T17">+</text:span>A1</text:p>
            <text:p text:style-name="P18"><text:span text:style-name="T17">+</text:span>A2</text:p>
          </table:table-cell>
          <table:table-cell table:style-name="Table2.A2" office:value-type="string">
            <text:p text:style-name="P9"/>
          </table:table-cell>
          <table:table-cell table:style-name="Table2.F2" office:value-type="string">
            <text:p text:style-name="P9"/>
          </table:table-cell>
        </table:table-row>
      </table:table>
      <text:p text:style-name="P4"/>
      <text:p text:style-name="P24">Why would dictators permit defeat? Surely with their control of the election process they could have avoided repeated defeats!</text:p>
      <text:list xml:id="list8836990050690442796" text:style-name="L2">
        <text:list-item>
          <text:p text:style-name="P57">Maybe they just can’t – the forces working against them is too strong</text:p>
          <text:list>
            <text:list-item>
              <text:p text:style-name="P57">Maybe the regime is too unpopular</text:p>
              <text:list>
                <text:list-item>
                  <text:p text:style-name="P57">This means defeat happens in provinces with stronger opposition</text:p>
                </text:list-item>
              </text:list>
            </text:list-item>
            <text:list-item>
              <text:p text:style-name="P57">Maybe local agents <text:span text:style-name="T8">are d</text:span>isloyal</text:p>
              <text:list>
                <text:list-item>
                  <text:p text:style-name="P57">This means defeat happens in provinces with stronger local power vis-a-vis central. <text:span text:style-name="T7">But the government knows which provinces are strong! So why do they still send in central nominees there?</text:span></text:p>
                  <text:list>
                    <text:list-item>
                      <text:p text:style-name="P58">Maybe there’s an informal requirement that central nominees must be present in all provinces. In which case they probably will send only weak candidates to provinces with stronger local power, accepting these to be defeated anyway <text:span text:style-name="T8">i.e. we would see weaker candidates in provinces with high “strength”</text:span></text:p>
                    </text:list-item>
                  </text:list>
                </text:list-item>
                <text:list-item>
                  <text:p text:style-name="P59">If there’s no such requirement, it is only possible that the government believes that disloyalty is not tied to fixed factors in provinces i.e. tied to individuals</text:p>
                </text:list-item>
              </text:list>
            </text:list-item>
            <text:list-item>
              <text:p text:style-name="P59">Maybe local agents are ineffective</text:p>
              <text:list>
                <text:list-item>
                  <text:p text:style-name="P59">This means defeat happens in provinces with weaker officials. The government does not know this information prior to this election</text:p>
                </text:list-item>
              </text:list>
            </text:list-item>
            <text:list-item>
              <text:p text:style-name="P59">Maybe the candidates are weak…</text:p>
              <text:list>
                <text:list-item>
                  <text:p text:style-name="P59">This means defeat happens in provinces with weaker candidates. The government does not know this information prior to this election <text:span text:style-name="T9">(or know this information imperfectly)</text:span></text:p>
                </text:list-item>
              </text:list>
            </text:list-item>
          </text:list>
        </text:list-item>
        <text:list-item>
          <text:p text:style-name="P57">Or maybe there’s some utility from the defeats?</text:p>
          <text:list>
            <text:list-item>
              <text:p text:style-name="P57">Lorenzstein 2013: China permits protest as a way to both acquire information about corruption and also allow discontented communities to be identified and paid off &gt;&gt; same for elections?</text:p>
              <text:list>
                <text:list-item>
                  <text:p text:style-name="P57"><text:soft-page-break/>According to this argument, defeat happens because the dictators let them happen. Also means that defeat happens in provinces with intermediate “strength” not necessarily in those with weaker or stronger. <text:span text:style-name="T7">Also would only happen to weak candidates i.e. we would see weaker candidates in provinces with moderate “strength”</text:span></text:p>
                </text:list-item>
              </text:list>
            </text:list-item>
          </text:list>
        </text:list-item>
        <text:list-item>
          <text:p text:style-name="P60">One key consideration is that whatever information a defeat gives, a low vote share alone already provides i.e. it is important to think what the “added value” of a defeat is compared to just low vote share</text:p>
        </text:list-item>
      </text:list>
      <text:p text:style-name="P61"/>
      <text:p text:style-name="P62">Which type of central candidates get defeated</text:p>
      <text:list xml:id="list5507759169423464197" text:style-name="L4">
        <text:list-item>
          <text:p text:style-name="P65">2007: 5-5 between organizations and National Assembly leaders</text:p>
        </text:list-item>
        <text:list-item>
          <text:p text:style-name="P64">2011: mostly nominated by organizations, some National Assembly leaders, but also 1 central committee</text:p>
        </text:list-item>
      </text:list>
      <text:list xml:id="list6944599912226222905" text:style-name="L3">
        <text:list-item>
          <text:p text:style-name="P63">2016: mostly nominated by organizations, about 2-3 are National Assembly leaders, only 1 seems to be truly “high central”</text:p>
          <text:list>
            <text:list-item>
              <text:p text:style-name="P63">In some provinces where one central candidate gets defeated, the other central candidate(s) is also very strong &gt;&gt; unlikely that the party “concedes” that province</text:p>
            </text:list-item>
          </text:list>
        </text:list-item>
      </text:list>
      <text:p text:style-name="P62"/>
      <text:p text:style-name="P49">Blaydes (2006) arguments</text:p>
      <text:list xml:id="list6760131896320123544" text:style-name="L5">
        <text:list-item>
          <text:p text:style-name="P47">elections are like auctions: an efficient way to allocate political power (and rent) to those who want it most</text:p>
          <text:list>
            <text:list-item>
              <text:p text:style-name="P47">Also generate positive externality: candidates who seek elections must spend a lot of money to buy votes from electorates &gt;&gt; economic redistribution</text:p>
            </text:list-item>
          </text:list>
        </text:list-item>
        <text:list-item>
          <text:p text:style-name="P47">elections also reveal characteristics including capability and loyalty of local politicians</text:p>
          <text:list>
            <text:list-item>
              <text:p text:style-name="P47">Even if they are not seeking elected political office themselves</text:p>
            </text:list-item>
            <text:list-item>
              <text:p text:style-name="P48">Low turnout or low voteshare are indicator of either a) lack of capability in mobilizing or b) disloyalty (acting opportunistic for private gain)</text:p>
            </text:list-item>
            <text:list-item>
              <text:p text:style-name="P47"><text:soft-page-break/>secretaries and governors <text:s/>in provinces where Muslim Brotherhood vote share increases were more likely to be dismissed from their positions</text:p>
              <text:list>
                <text:list-item>
                  <text:p text:style-name="P47">except in cases where it’s too difficult</text:p>
                </text:list-item>
              </text:list>
            </text:list-item>
          </text:list>
        </text:list-item>
        <text:list-item>
          <text:p text:style-name="P47">“<text:span text:style-name="T21">punishment regime”: areas where opposition gains vote share is indicative of opposition strongholds</text:span></text:p>
          <text:list>
            <text:list-item>
              <text:p text:style-name="P48">Punish by withholding public goods investment</text:p>
            </text:list-item>
            <text:list-item>
              <text:p text:style-name="P46">Not a political efficacy story: did compare difference between areas with ruling party MP and no ruling party MP, found no effec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swiss"/>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2T18:12:42.984791440</meta:creation-date>
    <dc:title>Microsoft Office</dc:title>
    <meta:editing-duration>PT9H7M46S</meta:editing-duration>
    <meta:editing-cycles>16</meta:editing-cycles>
    <meta:generator>LibreOffice/5.1.4.2$Linux_X86_64 LibreOffice_project/10m0$Build-2</meta:generator>
    <dc:date>2017-02-23T00:49:50.864415181</dc:date>
    <meta:document-statistic meta:table-count="2" meta:image-count="0" meta:object-count="0" meta:page-count="8" meta:paragraph-count="180" meta:word-count="1212" meta:character-count="7997" meta:non-whitespace-character-count="6981"/>
    <meta:template xlink:type="simple" xlink:actuate="onRequest" xlink:title="Microsoft Office" xlink:href="../../../../../../../../home/mdtrinh/.config/libreoffice/4/user/template/Microsoft%20Office.ott" meta:date="2017-02-12T18:12:42.697954248"/>
  </office:meta>
</office:document-meta>
</file>